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0ee9a5" officeooo:paragraph-rsid="000ee9a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1pt" fo:language="en" fo:country="GB" officeooo:rsid="000ee9a5" officeooo:paragraph-rsid="000ee9a5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fo:font-size="11pt" fo:language="en" fo:country="GB" officeooo:rsid="0010518f" officeooo:paragraph-rsid="0010518f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fo:font-size="11pt" fo:language="en" fo:country="GB" style:text-underline-style="none" fo:font-weight="normal" officeooo:rsid="00111bbf" officeooo:paragraph-rsid="00111bb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en" fo:country="GB" style:text-underline-style="none" fo:font-weight="normal" officeooo:rsid="000ee9a5" officeooo:paragraph-rsid="00111bb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en" fo:country="GB" style:text-underline-style="none" fo:font-weight="normal" officeooo:rsid="00111bbf" officeooo:paragraph-rsid="00111bb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11d000" officeooo:paragraph-rsid="0011d00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11bbf" officeooo:paragraph-rsid="00111bb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language="en" fo:country="GB" officeooo:rsid="000ee9a5" officeooo:paragraph-rsid="000ee9a5" style:language-asian="zxx" style:country-asian="none" style:language-complex="zxx" style:country-complex="none"/>
    </style:style>
    <style:style style:name="P10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11bbf" officeooo:paragraph-rsid="00111bb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text-properties fo:font-variant="normal" fo:text-transform="none" fo:color="#202122" fo:font-size="11pt" fo:letter-spacing="normal" fo:language="en" fo:country="GB" officeooo:rsid="000ee9a5" officeooo:paragraph-rsid="000ee9a5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fo:font-size="11pt" fo:language="en" fo:country="GB" officeooo:rsid="000ee9a5" officeooo:paragraph-rsid="000f9c0b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fo:font-size="11pt" fo:language="en" fo:country="GB" officeooo:rsid="000ee9a5" officeooo:paragraph-rsid="00159ad3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fo:font-size="11pt" fo:language="en" fo:country="GB" style:text-underline-style="none" fo:font-weight="normal" officeooo:rsid="000ee9a5" officeooo:paragraph-rsid="00111bb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size="11pt" fo:language="en" fo:country="GB" style:text-underline-style="none" fo:font-weight="normal" officeooo:rsid="000ee9a5" officeooo:paragraph-rsid="0019b03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fo:font-size="11pt" fo:language="en" fo:country="GB" style:text-underline-style="none" fo:font-weight="normal" officeooo:rsid="000ee9a5" officeooo:paragraph-rsid="001dbc5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text-properties fo:font-size="11pt" fo:language="en" fo:country="GB" style:text-underline-style="none" fo:font-weight="normal" officeooo:rsid="0015e636" officeooo:paragraph-rsid="0015e63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fo:font-size="11pt" fo:language="en" fo:country="GB" style:text-underline-style="none" fo:font-weight="normal" officeooo:rsid="001dbc5f" officeooo:paragraph-rsid="001dbc5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dbc5f" officeooo:paragraph-rsid="001dbc5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11bbf" officeooo:paragraph-rsid="0015e63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text-properties fo:font-size="12pt" fo:language="en" fo:country="GB" style:text-underline-style="none" fo:font-weight="bold" officeooo:rsid="00111bbf" officeooo:paragraph-rsid="0015e63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style:text-underline-style="solid" style:text-underline-width="auto" style:text-underline-color="font-color"/>
    </style:style>
    <style:style style:name="T3" style:family="text">
      <style:text-properties fo:font-variant="normal" fo:text-transform="none" fo:color="#202122" fo:letter-spacing="normal" style:text-underline-style="solid" style:text-underline-width="auto" style:text-underline-color="font-color" officeooo:rsid="001b6039"/>
    </style:style>
    <style:style style:name="T4" style:family="text">
      <style:text-properties fo:font-variant="normal" fo:text-transform="none" fo:color="#202122" fo:letter-spacing="normal" style:text-underline-style="solid" style:text-underline-width="auto" style:text-underline-color="font-color" officeooo:rsid="0019b036"/>
    </style:style>
    <style:style style:name="T5" style:family="text">
      <style:text-properties fo:font-variant="normal" fo:text-transform="none" fo:color="#202122" fo:letter-spacing="normal" officeooo:rsid="00144ede"/>
    </style:style>
    <style:style style:name="T6" style:family="text">
      <style:text-properties fo:font-variant="normal" fo:text-transform="none" fo:color="#202122" fo:letter-spacing="normal" officeooo:rsid="00159ad3"/>
    </style:style>
    <style:style style:name="T7" style:family="text">
      <style:text-properties fo:font-variant="normal" fo:text-transform="none" fo:color="#202122" fo:letter-spacing="normal" officeooo:rsid="0019b036"/>
    </style:style>
    <style:style style:name="T8" style:family="text">
      <style:text-properties fo:font-variant="normal" fo:text-transform="none" fo:color="#202122" fo:letter-spacing="normal" officeooo:rsid="001b6039"/>
    </style:style>
    <style:style style:name="T9" style:family="text">
      <style:text-properties fo:font-variant="normal" fo:text-transform="none" fo:color="#202122" fo:letter-spacing="normal" officeooo:rsid="001cb823"/>
    </style:style>
    <style:style style:name="T10" style:family="text">
      <style:text-properties fo:font-variant="normal" fo:text-transform="none" fo:color="#202122" fo:letter-spacing="normal" officeooo:rsid="001d84c1"/>
    </style:style>
    <style:style style:name="T11" style:family="text">
      <style:text-properties fo:font-variant="normal" fo:text-transform="none" fo:color="#202122" fo:letter-spacing="normal" officeooo:rsid="001dbc5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f9c0b"/>
    </style:style>
    <style:style style:name="T14" style:family="text">
      <style:text-properties officeooo:rsid="00111bbf"/>
    </style:style>
    <style:style style:name="T15" style:family="text">
      <style:text-properties officeooo:rsid="0012597f"/>
    </style:style>
    <style:style style:name="T16" style:family="text">
      <style:text-properties officeooo:rsid="0015e6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loops:</text:p>
      <text:p text:style-name="P9"/>
      <text:p text:style-name="P2"><text:span text:style-name="T1">–</text:span> For-loops allow us to repeat a piece of code whilst the condition is met. The syntax is:</text:p>
      <text:p text:style-name="P2"/>
      <text:p text:style-name="P2">for(declareVariable; condition; output) <text:span text:style-name="T13">{</text:span></text:p>
      <text:p text:style-name="P2"><text:s/>// <text:span text:style-name="T13">loop code</text:span></text:p>
      <text:p text:style-name="P3">}</text:p>
      <text:p text:style-name="P2"/>
      <text:p text:style-name="P2"><text:span text:style-name="T1">1) The first part </text:span><text:span text:style-name="T2">declares a variable</text:span><text:span text:style-name="T1">.</text:span></text:p>
      <text:p text:style-name="P11"/>
      <text:p text:style-name="P2"><text:span text:style-name="T1">2) The second part is a </text:span><text:span text:style-name="T2">condition to be met</text:span><text:span text:style-name="T1">.</text:span></text:p>
      <text:p text:style-name="P11"/>
      <text:p text:style-name="P2"><text:span text:style-name="T1">3) The third part is the </text:span><text:span text:style-name="T2">output</text:span><text:span text:style-name="T1">, which is what happens </text:span><text:span text:style-name="T2">if the aforementioned condition is met</text:span><text:span text:style-name="T1">.</text:span></text:p>
      <text:p text:style-name="P11"/>
      <text:p text:style-name="P12"><text:span text:style-name="T1">– </text:span><text:span text:style-name="T5">For loops can also be used to cycle through an array, by adding 'variableName &lt; arrayName.length' in the conditional section.</text:span></text:p>
      <text:p text:style-name="P12"><text:span text:style-name="T5"/></text:p>
      <text:p text:style-name="P13"><text:span text:style-name="T5">– </text:span><text:span text:style-name="T6">For-in loops are designed to be used with objects. </text:span><text:span text:style-name="T3">The 'in' keyword is used to do this</text:span><text:span text:style-name="T8">.</text:span></text:p>
      <text:p text:style-name="P9"/>
      <text:p text:style-name="P1">Code Examples:</text:p>
      <text:p text:style-name="P1"/>
      <text:p text:style-name="P10">Basic For Loop:</text:p>
      <text:p text:style-name="P4"/>
      <text:p text:style-name="P4">for(let index = 0; index &lt; 10; index = index + 1) {</text:p>
      <text:p text:style-name="P4"><text:s text:c="4"/>console.log(index);</text:p>
      <text:p text:style-name="P4">}</text:p>
      <text:p text:style-name="P4"/>
      <text:p text:style-name="P8">Output:</text:p>
      <text:p text:style-name="P8"/>
      <text:p text:style-name="P4">0</text:p>
      <text:p text:style-name="P4">1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>8</text:p>
      <text:p text:style-name="P4">9</text:p>
      <text:p text:style-name="P4"/>
      <text:p text:style-name="P10">Explanation:</text:p>
      <text:p text:style-name="P10"/>
      <text:p text:style-name="P5"><text:span text:style-name="T1">–</text:span> <text:span text:style-name="T14">Line #1 is a 'for' loop.</text:span></text:p>
      <text:p text:style-name="P5"/>
      <text:p text:style-name="P6">1) The variable 'index' is declared, and its value is set to 0.</text:p>
      <text:p text:style-name="P6"/>
      <text:p text:style-name="P6">2) The condition checks to see if the value of index is less than 10.</text:p>
      <text:p text:style-name="P6"/>
      <text:p text:style-name="P6">3) If the condition is met, the output increases the value of 'index' by 1.</text:p>
      <text:p text:style-name="P6"/>
      <text:p text:style-name="P7"><text:span text:style-name="T12">Note:</text:span> This can also be written as 'index++', similar to Java. <text:span text:style-name="T15">Similarly, index-- is equal to 'index = index -1'.</text:span></text:p>
      <text:p text:style-name="P6"/>
      <text:p text:style-name="P5"><text:span text:style-name="T1">–</text:span> <text:span text:style-name="T14">Line #2 prints the value of index. This will repeat until 'index' is equal to 10, so 10 times.</text:span></text:p>
      <text:p text:style-name="P5"/>
      <text:p text:style-name="P20"><text:span text:style-name="T16">For-in Object Loop Code</text:span>:</text:p>
      <text:p text:style-name="P17"><text:soft-page-break/>let jon = {</text:p>
      <text:p text:style-name="P17"><text:s text:c="4"/>firstName: 'Jon',</text:p>
      <text:p text:style-name="P17"><text:s text:c="4"/>lastName: 'Smith',</text:p>
      <text:p text:style-name="P17"><text:s text:c="4"/>age: 34,</text:p>
      <text:p text:style-name="P17"><text:s text:c="4"/>profession: 'Developer',</text:p>
      <text:p text:style-name="P17"><text:s text:c="4"/>married: true</text:p>
      <text:p text:style-name="P17">};</text:p>
      <text:p text:style-name="P17"/>
      <text:p text:style-name="P17">for(let key in jon) {</text:p>
      <text:p text:style-name="P17"><text:s text:c="4"/>console.log(key, ':', jon[key]);</text:p>
      <text:p text:style-name="P17">}</text:p>
      <text:p text:style-name="P17"/>
      <text:p text:style-name="P19">Output:</text:p>
      <text:p text:style-name="P18"/>
      <text:p text:style-name="P18">firstName : Jon</text:p>
      <text:p text:style-name="P18">lastName : Smith</text:p>
      <text:p text:style-name="P18">age : 34</text:p>
      <text:p text:style-name="P18">profession : Developer</text:p>
      <text:p text:style-name="P18">married : true</text:p>
      <text:p text:style-name="P21"/>
      <text:p text:style-name="P20">Explanation:</text:p>
      <text:p text:style-name="P20"/>
      <text:p text:style-name="P15"><text:span text:style-name="T1">– </text:span><text:span text:style-name="T7">Line #9 is a for-in loop. The variable 'key' is defined, and then the </text:span><text:span text:style-name="T4">'in' keyword is used to apply it to an object</text:span><text:span text:style-name="T7">. </text:span><text:span text:style-name="T9">This variable is equal to the number of keys within the object. </text:span><text:span text:style-name="T10">It will cycle through the array until all keys and their corresponding values have been printed.</text:span></text:p>
      <text:p text:style-name="P15"><text:span text:style-name="T10"/></text:p>
      <text:p text:style-name="P16"><text:span text:style-name="T10">– </text:span><text:span text:style-name="T11">Line #10 prints the variable 'key' (which corresponds to one of the keys in the object) and the data the 'jon' object has assigned to that k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51S</meta:editing-duration>
    <meta:editing-cycles>18</meta:editing-cycles>
    <meta:generator>LibreOffice/5.0.4.2$Windows_x86 LibreOffice_project/2b9802c1994aa0b7dc6079e128979269cf95bc78</meta:generator>
    <dc:date>2022-07-11T10:43:55.653000000</dc:date>
    <meta:document-statistic meta:table-count="0" meta:image-count="0" meta:object-count="0" meta:page-count="2" meta:paragraph-count="53" meta:word-count="342" meta:character-count="1834" meta:non-whitespace-character-count="1509"/>
    <meta:user-defined meta:name="Info 1"/>
    <meta:user-defined meta:name="Info 2"/>
    <meta:user-defined meta:name="Info 3"/>
    <meta:user-defined meta:name="Info 4"/>
  </office:meta>
</office:document-meta>
</file>